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>
        <style:tab-stops>
          <style:tab-stop style:position="63.90pt"/>
        </style:tab-stops>
      </style:paragraph-properties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>
        <style:tab-stops>
          <style:tab-stop style:position="838780.70pt"/>
        </style:tab-stops>
      </style:paragraph-properties>
    </style:style>
    <style:style style:name="P3" style:family="paragraph">
      <style:paragraph-properties fo:line-height="115.00%" fo:text-align="left" fo:margin-bottom="10.00pt">
        <style:tab-stops>
          <style:tab-stop style:position="63.90pt"/>
        </style:tab-stops>
      </style:paragraph-properties>
    </style:style>
  </office:automatic-styles>
  <office:body>
    <office:text>
      <text:p text:style-name="P1"><text:span text:style-name="T1"><text:s/>Q .1<text:s text:c="3"/>What is SDLC ?</text:span></text:p>
      <text:p text:style-name="P1"><text:span text:style-name="T2">Ans.<text:s text:c="3"/>A<text:s text:c="2"/>Software development life cycle is a process used<text:s text:c="2"/>by the software<text:s text:c="15"/>industry<text:s text:c="3"/>to disgn , develop , and test high quality software .</text:span></text:p>
      <text:p text:style-name="P1"><text:span text:style-name="T3">Q.2 what is software testing ?</text:span></text:p>
      <text:p text:style-name="P1"><text:span text:style-name="T4">Ans.<text:s text:c="3"/>Sofware testing is a process used to identify<text:s text:c="2"/>the<text:s text:c="2"/>correctness , completeness, and quality of develop computer software .</text:span></text:p>
      <text:p text:style-name="P1"><text:span text:style-name="T5">Q.3 what is agile methdology? </text:span></text:p>
      <text:list text:style-name="L2">
        <text:list-item>
          <text:p text:style-name="P2"><text:span text:style-name="T6"><text:s/>it is a combaination interative and increment model .</text:span></text:p>
        </text:list-item>
        <text:list-item>
          <text:p text:style-name="P2"><text:span text:style-name="T6"><text:s text:c="2"/>it divides the software into small incremental builds<text:s text:c="2"/>are provided in iterations,that<text:s text:c="2"/>means the big projects are divided ino small chunks [iterations]</text:span></text:p>
        </text:list-item>
        <text:list-item>
          <text:p text:style-name="P2"><text:span text:style-name="T6">each iteration last about one to three weeks .</text:span></text:p>
        </text:list-item>
        <text:list-item>
          <text:p text:style-name="P2"><text:span text:style-name="T6">each iteration involves all the team members working simultaneously in areas like planning, requirement, analysis , design ,coding ,unit testing and acceptance<text:s text:c="2"/>testing .</text:span></text:p>
        </text:list-item>
        <text:list-item>
          <text:p text:style-name="P2"><text:span text:style-name="T6">at the end of the iteration the working product is displayed to the customer or the important stake holdar and it is released in the market .</text:span></text:p>
        </text:list-item>
        <text:list-item>
          <text:p text:style-name="P2"><text:span text:style-name="T6">after the release we check for the feedback of the deployed software .</text:span></text:p>
        </text:list-item>
        <text:list-item>
          <text:p text:style-name="P2"><text:span text:style-name="T6">if any enhancement is needs in the project then it's done and it's re -realeased.</text:span></text:p>
        </text:list-item>
      </text:list>
      <text:p text:style-name="P3"><text:span text:style-name="T7">Q.4 what is SRS ?</text:span></text:p>
      <text:p text:style-name="P3"><text:span text:style-name="T8"><text:s text:c="9"/>A sofware requirement specification<text:s text:c="2"/>is a complete description of the behavior of system to be developed .</text:span></text:p>
      <text:p text:style-name="P3"><text:span text:style-name="T9">Q. 5 write SDLC phases with basic introduction<text:s/></text:span><text:span text:style-name="T10">.</text:span></text:p>
      <text:p text:style-name="P3"><text:span text:style-name="T10">Ans .<text:s text:c="3"/>req</text:span><text:span text:style-name="T11">uirements collection / gathering<text:s text:c="6"/></text:span><text:span text:style-name="T12">Estabish customer needs </text:span></text:p>
      <text:p text:style-name="P3"><text:span text:style-name="T12"><text:s text:c="10"/>analysis<text:s text:c="51"/>Model ans specify<text:s text:c="2"/>the requirements </text:span></text:p>
      <text:p text:style-name="P3"><text:span text:style-name="T12"><text:s text:c="74"/>"what"</text:span></text:p>
      <text:p text:style-name="P3"><text:span text:style-name="T12"><text:s text:c="10"/>Design<text:s text:c="53"/>Model and specify a solution "why "</text:span></text:p>
      <text:p text:style-name="P3"><text:span text:style-name="T12"><text:s text:c="10"/>Implementation<text:s text:c="39"/>Construct a solution in software.</text:span></text:p>
      <text:p text:style-name="P3"><text:span text:style-name="T12"><text:s text:c="10"/>testing<text:s text:c="53"/>Validate the solution<text:s text:c="2"/>against the<text:s text:c="2"/></text:span></text:p>
      <text:p text:style-name="P3"><text:span text:style-name="T12"><text:s text:c="75"/>requirements .</text:span></text:p>
      <text:p text:style-name="P3"><text:span text:style-name="T12"><text:s text:c="9"/>Maintenance<text:s text:c="45"/>Repair defect and adapt the solution to </text:span></text:p>
      <text:p text:style-name="P3"><text:span text:style-name="T12"><text:s text:c="76"/>the<text:s text:c="2"/>new requirements .</text:span></text:p>
      <text:p text:style-name="P3"><text:span text:style-name="T13"/></text:p>
      <text:p text:style-name="P3"><text:span text:style-name="T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